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6cm" fo:min-width="3.9cm"/>
    </style:style>
    <style:style style:name="gr2" style:family="graphic" style:parent-style-name="standard">
      <style:graphic-properties draw:textarea-horizontal-align="justify" draw:textarea-vertical-align="middle" draw:auto-grow-height="false" fo:min-height="2.845cm" fo:min-width="2.59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241cm" fo:min-width="6.9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72cm" svg:height="1.778cm" svg:x="9.509cm" svg:y="2.27cm">
          <text:p text:style-name="P1">GCP AP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429cm" svg:height="3.429cm" svg:x="10.017cm" svg:y="7.477cm">
          <text:p text:style-name="P1">web+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429cm" svg:height="3.429cm" svg:x="3.032cm" svg:y="7.35cm">
          <text:p text:style-name="P1">Cmdl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6.588cm" svg:y1="9.128cm" svg:x2="9.89cm" svg:y2="9.128cm">
          <text:p/>
        </draw:line>
        <draw:custom-shape draw:style-name="gr4" draw:text-style-name="P1" draw:layer="layout" svg:width="7.62cm" svg:height="1.651cm" svg:x="8.366cm" svg:y="12.557cm">
          <text:p text:style-name="P1">Celery/Red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1.922cm" svg:y1="10.906cm" svg:x2="11.922cm" svg:y2="12.684cm">
          <text:p/>
        </draw:line>
        <draw:frame draw:style-name="gr5" draw:text-style-name="P3" draw:layer="layout" svg:width="2.864cm" svg:height="0.962cm" svg:x="6.969cm" svg:y="7.912cm">
          <draw:text-box>
            <text:p>Job/task</text:p>
          </draw:text-box>
        </draw:frame>
        <draw:custom-shape draw:style-name="gr2" draw:text-style-name="P1" draw:layer="layout" svg:width="3.429cm" svg:height="3.429cm" svg:x="15.351cm" svg:y="7.477cm">
          <text:p text:style-name="P1">wor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6.367cm" svg:y1="10.906cm" svg:x2="15.478cm" svg:y2="12.557cm">
          <text:p/>
        </draw:line>
        <draw:line draw:style-name="gr3" draw:text-style-name="P2" draw:layer="layout" svg:x1="17.002cm" svg:y1="7.35cm" svg:x2="13.192cm" svg:y2="4.048cm">
          <text:p/>
        </draw:line>
        <draw:line draw:style-name="gr3" draw:text-style-name="P2" draw:layer="layout" svg:x1="17.383cm" svg:y1="10.991cm" svg:x2="17.383cm" svg:y2="18.018cm">
          <text:p/>
        </draw:line>
        <draw:custom-shape draw:style-name="gr2" draw:text-style-name="P1" draw:layer="layout" svg:width="3.429cm" svg:height="3.429cm" svg:x="15.732cm" svg:y="18.018cm">
          <text:p text:style-name="P1">web+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429cm" svg:height="3.429cm" svg:x="15.732cm" svg:y="23.225cm">
          <text:p text:style-name="P1">Cassandr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7.51cm" svg:y1="21.574cm" svg:x2="17.51cm" svg:y2="23.352cm">
          <text:p/>
        </draw:line>
        <draw:line draw:style-name="gr3" draw:text-style-name="P2" draw:layer="layout" svg:x1="17.383cm" svg:y1="10.991cm" svg:x2="17.383cm" svg:y2="18.0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9T22:02:45.572227207</meta:creation-date>
    <dc:date>2018-01-26T13:42:33.532323925</dc:date>
    <meta:editing-duration>P6DT14H58M25S</meta:editing-duration>
    <meta:editing-cycles>1</meta:editing-cycles>
    <meta:document-statistic meta:object-count="15"/>
    <meta:generator>LibreOffice/5.1.6.2$Linux_X86_64 LibreOffice_project/10m0$Build-2</meta:generator>
  </office:meta>
</office:document-meta>
</file>